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29cm" fo:margin-left="-0.016cm" fo:margin-right="-0.012cm" table:align="margins"/>
    </style:style>
    <style:style style:name="Таблица1.A" style:family="table-column">
      <style:table-column-properties style:column-width="4.657cm" style:rel-column-width="17921*"/>
    </style:style>
    <style:style style:name="Таблица1.B" style:family="table-column">
      <style:table-column-properties style:column-width="4.63cm" style:rel-column-width="17819*"/>
    </style:style>
    <style:style style:name="Таблица1.C" style:family="table-column">
      <style:table-column-properties style:column-width="7.742cm" style:rel-column-width="29795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Table_20_Contents">
      <style:paragraph-properties fo:text-align="start" style:justify-single-word="false"/>
      <style:text-properties fo:language="en" fo:country="US"/>
    </style:style>
    <style:style style:name="P4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6600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ваших задач </text:p>
      <text:p text:style-name="P1"/>
      <text:p text:style-name="P2"><text:s text:c="6"/><text:span text:style-name="T3">Описание задачи <text:s text:c="3"/></text:span><text:s/><text:span text:style-name="T3"><text:s/>Дата окончания <text:s text:c="16"/></text:span><text:span text:style-name="T4">Выполнение задачи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3"><text:text-input text:description="">{% for Tasks in taskList %}</text:text-input>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4">{{Tasks.task_des}}</text:p>
          </table:table-cell>
          <table:table-cell table:style-name="Таблица1.A2" office:value-type="string">
            <text:p text:style-name="P3">{{Tasks.task_date}}</text:p>
          </table:table-cell>
          <table:table-cell table:style-name="Таблица1.C2" office:value-type="string">
            <text:p text:style-name="P3">{{Tasks.task_ok}}</text:p>
          </table:table-cell>
        </table:table-row>
        <table:table-row>
          <table:table-cell table:style-name="Таблица1.C2" table:number-columns-spanned="3" office:value-type="string">
            <text:p text:style-name="P3"><text:text-input text:description="">{%endfor%}</text:text-input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n Pisar</meta:initial-creator>
    <meta:creation-date>2015-10-28T15:02:52.93</meta:creation-date>
    <dc:date>2015-10-28T16:50:08.20</dc:date>
    <dc:creator>Ivan Pisar</dc:creator>
    <meta:editing-duration>PT21M48S</meta:editing-duration>
    <meta:editing-cycles>4</meta:editing-cycles>
    <meta:generator>OpenOffice/4.1.1$Win32 OpenOffice.org_project/411m6$Build-9775</meta:generator>
    <meta:document-statistic meta:table-count="1" meta:image-count="0" meta:object-count="0" meta:page-count="1" meta:paragraph-count="7" meta:word-count="23" meta:character-count="190"/>
  </office:meta>
</office:document-meta>
</file>